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ec945" officeooo:paragraph-rsid="000ec945" style:font-weight-asian="normal" style:font-weight-complex="normal"/>
    </style:style>
    <style:style style:name="P2" style:family="paragraph" style:parent-style-name="Standard">
      <style:text-properties officeooo:rsid="000c1dc7" officeooo:paragraph-rsid="000c1dc7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break-before="page"/>
      <style:text-properties officeooo:rsid="000ec945" officeooo:paragraph-rsid="000ec945"/>
    </style:style>
    <style:style style:name="T1" style:family="text">
      <style:text-properties officeooo:rsid="000db83c"/>
    </style:style>
    <style:style style:name="T2" style:family="text">
      <style:text-properties officeooo:rsid="000ec9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2">Index.c</text:p>
      <text:p text:style-name="Standard"/>
      <text:p text:style-name="Standard">#include &lt;stdio.h&gt;</text:p>
      <text:p text:style-name="Standard">#include &lt;stdbool.h&gt;</text:p>
      <text:p text:style-name="Standard">#include "tabelasReferencia.h"</text:p>
      <text:p text:style-name="Standard"/>
      <text:p text:style-name="Standard"/>
      <text:p text:style-name="Standard">void main () {</text:p>
      <text:p text:style-name="Standard"><text:s text:c="4"/>// Variáveis</text:p>
      <text:p text:style-name="Standard"><text:s text:c="4"/>bool opcao = true;</text:p>
      <text:p text:style-name="Standard"><text:s text:c="4"/>int codigo, quantidade;</text:p>
      <text:p text:style-name="Standard"><text:s text:c="4"/>float preco, precoTotal, desconto, valorDesconto, valorFinal;</text:p>
      <text:p text:style-name="Standard"><text:s text:c="4"/>// Opções <text:s text:c="2"/></text:p>
      <text:p text:style-name="Standard"><text:s text:c="4"/>while( opcao ){</text:p>
      <text:p text:style-name="Standard"><text:s text:c="8"/>printf("<text:span text:style-name="T1">Digite o código do produto</text:span>\n");</text:p>
      <text:p text:style-name="Standard"><text:s text:c="8"/>scanf("%d", &amp;codigo);</text:p>
      <text:p text:style-name="Standard"><text:s text:c="8"/></text:p>
      <text:p text:style-name="Standard"><text:s text:c="8"/>if ( codigo &gt; 0 &amp;&amp; codigo &lt; 41 ){</text:p>
      <text:p text:style-name="Standard"><text:s text:c="12"/>opcao = false;</text:p>
      <text:p text:style-name="Standard"><text:s text:c="8"/>} else {</text:p>
      <text:p text:style-name="Standard"><text:s text:c="11"/>printf("Código não encontrado\n<text:span text:style-name="T1">O valor deve ser</text:span> entre 1 e 40\n"); </text:p>
      <text:p text:style-name="Standard"><text:s text:c="8"/>}</text:p>
      <text:p text:style-name="Standard"><text:s text:c="4"/>}</text:p>
      <text:p text:style-name="Standard"><text:s text:c="4"/>opcao = true;</text:p>
      <text:p text:style-name="Standard"><text:s text:c="4"/>while( opcao ){</text:p>
      <text:p text:style-name="Standard"><text:s text:c="8"/>printf("<text:span text:style-name="T1">Digite a</text:span> quantidade de produto\n");</text:p>
      <text:p text:style-name="Standard"><text:s text:c="8"/>scanf("%d", &amp;quantidade);</text:p>
      <text:p text:style-name="Standard"><text:s text:c="8"/></text:p>
      <text:p text:style-name="Standard"><text:s text:c="8"/>if ( quantidade &gt; 0 ){</text:p>
      <text:p text:style-name="Standard"><text:s text:c="12"/>opcao = false;</text:p>
      <text:p text:style-name="Standard"><text:s text:c="8"/>} else {</text:p>
      <text:p text:style-name="Standard"><text:s text:c="11"/>printf("A quantidade deve ser maior que 0\n");</text:p>
      <text:p text:style-name="Standard"><text:s text:c="8"/>}</text:p>
      <text:p text:style-name="Standard"><text:s text:c="4"/>}</text:p>
      <text:p text:style-name="Standard"><text:s text:c="4"/>preco = tabelaPreco(codigo);</text:p>
      <text:p text:style-name="Standard"><text:s text:c="4"/>precoTotal = preco * quantidade;</text:p>
      <text:p text:style-name="Standard"><text:s text:c="4"/>desconto = tabelaDesconto(precoTotal);</text:p>
      <text:p text:style-name="Standard"><text:s text:c="4"/>valorDesconto = precoTotal - ( precoTotal * ( 1 - ( desconto / 100 ) ) );</text:p>
      <text:p text:style-name="Standard"><text:s text:c="4"/>valorFinal = precoTotal - valorDesconto;</text:p>
      <text:p text:style-name="Standard"><text:s text:c="4"/>printf("----------------------------------------------------------\n");</text:p>
      <text:p text:style-name="Standard"><text:s text:c="4"/>printf("<text:span text:style-name="T1">Preço unitário</text:span>: <text:s text:c="12"/>R$ %.2f \n", preco);</text:p>
      <text:p text:style-name="Standard"><text:s text:c="4"/>printf("<text:span text:style-name="T1">Valor da Nota Fiscal</text:span>: <text:s text:c="7"/>R$ %.2f \n", precoTotal);</text:p>
      <text:p text:style-name="Standard"><text:s text:c="4"/>printf("<text:span text:style-name="T1">Valor do desconto da nota</text:span>: <text:s text:c="10"/>R$ %.2f", valorDesconto);</text:p>
      <text:p text:style-name="Standard"><text:s text:c="4"/>printf(" --<text:span text:style-name="T1">&gt;</text:span> %.2f%\n", desconto);</text:p>
      <text:p text:style-name="Standard"><text:s text:c="4"/>printf("----------------------------------------------------------\n");</text:p>
      <text:p text:style-name="Standard"><text:s text:c="4"/>printf("<text:span text:style-name="T1">Valor Final:</text:span> <text:s text:c="17"/>R$ %.2f\n\n", valorFinal);</text:p>
      <text:p text:style-name="Standard">}</text:p>
      <text:p text:style-name="P4">tabelasReferencia.c</text:p>
      <text:p text:style-name="Standard"/>
      <text:p text:style-name="Standard">float tabelaPreco(int codigo){</text:p>
      <text:p text:style-name="Standard"><text:s text:c="4"/>if ( codigo &gt; 0 &amp;&amp; codigo &lt; 11) {</text:p>
      <text:p text:style-name="Standard"><text:s text:c="8"/>return 10;</text:p>
      <text:p text:style-name="Standard"><text:s text:c="4"/>} else if ( codigo &gt; 10 &amp;&amp; codigo &lt; 21 ) {</text:p>
      <text:p text:style-name="Standard"><text:s text:c="8"/>return 15;</text:p>
      <text:p text:style-name="Standard"><text:s text:c="4"/>} else if ( codigo &gt; 20 &amp;&amp; codigo &lt; 31 ) {</text:p>
      <text:p text:style-name="Standard"><text:s text:c="8"/>return 20;</text:p>
      <text:p text:style-name="Standard"><text:s text:c="4"/>} else if ( codigo &gt; 30 &amp;&amp; codigo &lt; 41 ) {</text:p>
      <text:p text:style-name="Standard"><text:s text:c="8"/>return 25;</text:p>
      <text:p text:style-name="Standard"><text:s text:c="4"/>} else {</text:p>
      <text:p text:style-name="Standard"><text:s text:c="8"/>return -1;</text:p>
      <text:p text:style-name="Standard"><text:s text:c="4"/>}</text:p>
      <text:p text:style-name="Standard">}</text:p>
      <text:p text:style-name="Standard"/>
      <text:p text:style-name="Standard">float tabelaDesconto(int valor){</text:p>
      <text:p text:style-name="Standard"><text:s text:c="4"/>if ( valor &gt; 500) {</text:p>
      <text:p text:style-name="Standard"><text:s text:c="8"/>return 15;</text:p>
      <text:p text:style-name="Standard"><text:s text:c="4"/>} else if ( valor &gt; 250 &amp;&amp; valor &lt;= 500 ) {</text:p>
      <text:p text:style-name="Standard"><text:s text:c="8"/>return 10;</text:p>
      <text:p text:style-name="Standard"><text:s text:c="4"/>} else if ( valor &lt;= 250 ) {</text:p>
      <text:p text:style-name="Standard"><text:s text:c="8"/>return 5;</text:p>
      <text:p text:style-name="Standard"><text:s text:c="4"/>} else {</text:p>
      <text:p text:style-name="Standard"><text:s text:c="8"/>return 0;</text:p>
      <text:p text:style-name="Standard"><text:s text:c="4"/>}</text:p>
      <text:p text:style-name="Standard">}</text:p>
      <text:p text:style-name="P4">tabelasReferencia.h</text:p>
      <text:p text:style-name="Standard"/>
      <text:p text:style-name="Standard">float tabelaPreco(int codigo);</text:p>
      <text:p text:style-name="Standard">float tabelaDesconto(int valor);</text:p>
      <text:p text:style-name="Standard"/>
      <text:p text:style-name="P5">Para compilar:</text:p>
      <text:p text:style-name="P3">gcc index.c tabelasReferencia.c -o ex01</text:p>
      <text:p text:style-name="P3"/>
      <text:p text:style-name="P1">Para rodar</text:p>
      <text:p text:style-name="P3">./<text:span text:style-name="T2">ex0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9:20:28.524203089</meta:creation-date>
    <dc:date>2018-12-02T19:40:57.759836959</dc:date>
    <meta:editing-duration>PT10M18S</meta:editing-duration>
    <meta:editing-cycles>2</meta:editing-cycles>
    <meta:generator>LibreOffice/6.1.2.1$Linux_X86_64 LibreOffice_project/10$Build-1</meta:generator>
    <meta:document-statistic meta:table-count="0" meta:image-count="0" meta:object-count="0" meta:page-count="4" meta:paragraph-count="76" meta:word-count="299" meta:character-count="2174" meta:non-whitespace-character-count="1556"/>
  </office:meta>
</office:document-meta>
</file>